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D0000002D68E6752F.pn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88in" style:rel-column-width="6799*"/>
    </style:style>
    <style:style style:name="Table2.B" style:family="table-column">
      <style:table-column-properties style:column-width="4.4063in" style:rel-column-width="41686*"/>
    </style:style>
    <style:style style:name="Table2.C" style:family="table-column">
      <style:table-column-properties style:column-width="1.8021in" style:rel-column-width="17050*"/>
    </style:style>
    <style:style style:name="Table2.1" style:family="table-row">
      <style:table-row-properties style:min-row-height="1.4271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1" style:family="table">
      <style:table-properties style:width="1.7493in" table:align="right"/>
    </style:style>
    <style:style style:name="Table11.A" style:family="table-column">
      <style:table-column-properties style:column-width="0.9896in"/>
    </style:style>
    <style:style style:name="Table11.B" style:family="table-column">
      <style:table-column-properties style:column-width="0.7597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167in" fo:margin-left="0in" fo:margin-right="0.0083in" table:align="margins"/>
    </style:style>
    <style:style style:name="Table3.A" style:family="table-column">
      <style:table-column-properties style:column-width="3.0104in" style:rel-column-width="28523*"/>
    </style:style>
    <style:style style:name="Table3.B" style:family="table-column">
      <style:table-column-properties style:column-width="0.7604in" style:rel-column-width="7204*"/>
    </style:style>
    <style:style style:name="Table3.C" style:family="table-column">
      <style:table-column-properties style:column-width="3.1458in" style:rel-column-width="29808*"/>
    </style:style>
    <style:style style:name="Table3.A1" style:family="table-cell">
      <style:table-cell-properties fo:background-color="#c0c0c0" fo:padding="0.0382in" fo:border="0.0007in solid #000000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3.A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3" style:family="table-row">
      <style:table-row-properties style:min-row-height="0.65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8653in" style:rel-column-width="8191*"/>
    </style:style>
    <style:style style:name="Table5.H" style:family="table-column">
      <style:table-column-properties style:column-width="0.866in" style:rel-column-width="8198*"/>
    </style:style>
    <style:style style:name="Table5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H1" style:family="table-cell">
      <style:table-cell-properties fo:background-color="#c0c0c0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4.3215in" style:rel-column-width="40897*"/>
    </style:style>
    <style:style style:name="Table7.B" style:family="table-column">
      <style:table-column-properties style:column-width="1.7389in" style:rel-column-width="16458*"/>
    </style:style>
    <style:style style:name="Table7.C" style:family="table-column">
      <style:table-column-properties style:column-width="0.8646in" style:rel-column-width="818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2" style:family="table-row">
      <style:table-row-properties style:min-row-height="0.3458in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5.9167in" style:rel-column-width="55975*"/>
    </style:style>
    <style:style style:name="Table9.B" style:family="table-column">
      <style:table-column-properties style:column-width="1.0104in" style:rel-column-width="9560*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vertical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Contents"><draw:frame draw:style-name="fr1" draw:name="logo" text:anchor-type="paragraph" svg:x="0.0972in" svg:y="0.4547in" svg:width="0.35in" svg:height="0.35in" draw:z-index="1"><draw:image xlink:href="Pictures/100002010000002D0000002D68E6752F.png" xlink:type="simple" xlink:show="embed" xlink:actuate="onLoad"/></draw:frame></text:p>
          </table:table-cell>
          <table:table-cell table:style-name="Table2.B1" office:value-type="string">
            <text:p text:style-name="P1">INVOICE</text:p>
          </table:table-cell>
          <table:table-cell table:style-name="Table2.C1" office:value-type="string"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5">Invoice Number</text:p>
                </table:table-cell>
                <table:table-cell table:style-name="Table11.B1" office:value-type="string">
                  <text:p text:style-name="P4">$inv.invoiceNumber </text:p>
                </table:table-cell>
              </table:table-row>
              <table:table-row>
                <table:table-cell table:style-name="Table11.A2" office:value-type="string">
                  <text:p text:style-name="P5">Invoice Date</text:p>
                </table:table-cell>
                <table:table-cell table:style-name="Table11.B2" office:value-type="string">
                  <text:p text:style-name="P4">$inv.invoiceDate </text:p>
                </table:table-cell>
              </table:table-row>
              <table:table-row>
                <table:table-cell table:style-name="Table11.A2" office:value-type="string">
                  <text:p text:style-name="P5">Primary Currency</text:p>
                </table:table-cell>
                <table:table-cell table:style-name="Table11.B2" office:value-type="string">
                  <text:p text:style-name="P4">$inv.currency</text:p>
                </table:table-cell>
              </table:table-row>
              <table:table-row>
                <table:table-cell table:style-name="Table11.A2" office:value-type="string">
                  <text:p text:style-name="P5">Payment Terms</text:p>
                </table:table-cell>
                <table:table-cell table:style-name="Table11.B2" office:value-type="string">
                  <text:p text:style-name="P4"><text:text-input text:description="">$inv.terms</text:text-input></text:p>
                </table:table-cell>
              </table:table-row>
              <table:table-row>
                <table:table-cell table:style-name="Table11.A2" office:value-type="string">
                  <text:p text:style-name="P5">Due Date</text:p>
                </table:table-cell>
                <table:table-cell table:style-name="Table11.B2" office:value-type="string">
                  <text:p text:style-name="P4">$inv.dueDate</text:p>
                </table:table-cell>
              </table:table-row>
            </table:table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Bill To</text:p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P2">Ship To</text:p>
          </table:table-cell>
        </table:table-row>
        <table:table-row>
          <table:table-cell table:style-name="Table3.A2" table:number-rows-spanned="2" office:value-type="string">
            <text:p text:style-name="P6"><text:text-input text:description="">$inv.billAddress</text:text-input></text:p>
          </table:table-cell>
          <table:table-cell table:style-name="Table3.B1" office:value-type="string">
            <text:p text:style-name="Table_20_Contents"/>
          </table:table-cell>
          <table:table-cell table:style-name="Table3.A2" table:number-rows-spanned="2" office:value-type="string">
            <text:p text:style-name="P3">$inv.shipAddress </text:p>
          </table:table-cell>
        </table:table-row>
        <table:table-row table:style-name="Table3.3">
          <table:covered-table-cell/>
          <table:table-cell table:style-name="Table3.B1" office:value-type="string">
            <text:p text:style-name="Table_20_Contents"/>
          </table:table-cell>
          <table:covered-table-cell/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">Sales Person</text:p>
          </table:table-cell>
          <table:table-cell table:style-name="Table4.B1" office:value-type="string">
            <text:p text:style-name="Table_20_Contents">$inv.salesPersonName </text:p>
          </table:table-cell>
          <table:table-cell table:style-name="Table4.A1" office:value-type="string">
            <text:p text:style-name="P2">Shiping Method</text:p>
          </table:table-cell>
          <table:table-cell table:style-name="Table4.D1" office:value-type="string">
            <text:p text:style-name="Table_20_Contents">$inv.shippingMethod</text:p>
          </table:table-cell>
        </table:table-row>
      </table:table>
      <text:p text:style-name="Standard"/>
      <table:table table:name="Table5" table:style-name="Table5">
        <table:table-column table:style-name="Table5.A" table:number-columns-repeated="7"/>
        <table:table-column table:style-name="Table5.H"/>
        <table:table-row>
          <table:table-cell table:style-name="Table5.A1" office:value-type="string">
            <text:p text:style-name="P2">Name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Qty</text:p>
          </table:table-cell>
          <table:table-cell table:style-name="Table5.A1" office:value-type="string">
            <text:p text:style-name="P2">Unit Price</text:p>
          </table:table-cell>
          <table:table-cell table:style-name="Table5.A1" office:value-type="string">
            <text:p text:style-name="P2">Discount%</text:p>
          </table:table-cell>
          <table:table-cell table:style-name="Table5.A1" office:value-type="string">
            <text:p text:style-name="P2">Total Price</text:p>
          </table:table-cell>
          <table:table-cell table:style-name="Table5.A1" office:value-type="string">
            <text:p text:style-name="P2">Vat Rate </text:p>
          </table:table-cell>
          <table:table-cell table:style-name="Table5.H1" office:value-type="string">
            <text:p text:style-name="P2">Vat Amount</text:p>
          </table:table-cell>
        </table:table-row>
        <table:table-row>
          <table:table-cell table:style-name="Table5.A2" office:value-type="string">
            <text:p text:style-name="Table_20_Contents">$item.name </text:p>
          </table:table-cell>
          <table:table-cell table:style-name="Table5.A2" office:value-type="string">
            <text:p text:style-name="Table_20_Contents">$item.description </text:p>
          </table:table-cell>
          <table:table-cell table:style-name="Table5.A2" office:value-type="string">
            <text:p text:style-name="P2">$item.quantity </text:p>
          </table:table-cell>
          <table:table-cell table:style-name="Table5.A2" office:value-type="string">
            <text:p text:style-name="P7">$item.itemUnitPrice </text:p>
          </table:table-cell>
          <table:table-cell table:style-name="Table5.A2" office:value-type="string">
            <text:p text:style-name="P2">$item.discount </text:p>
          </table:table-cell>
          <table:table-cell table:style-name="Table5.A2" office:value-type="string">
            <text:p text:style-name="P7">$item.itemTotalPrice </text:p>
          </table:table-cell>
          <table:table-cell table:style-name="Table5.A2" office:value-type="string">
            <text:p text:style-name="P2">$item.itemVatRate </text:p>
          </table:table-cell>
          <table:table-cell table:style-name="Table5.H2" office:value-type="string">
            <text:p text:style-name="P7">$item.itemVatAmount 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rows-spanned="3" office:value-type="string">
            <text:p text:style-name="Standard"><text:text-input text:description="">$inv.memo</text:text-input><text:text-input text:description=""/></text:p>
          </table:table-cell>
          <table:table-cell table:style-name="Table7.A1" office:value-type="string">
            <text:p text:style-name="P2">TOTAL </text:p>
          </table:table-cell>
          <table:table-cell table:style-name="Table7.C1" office:value-type="string">
            <text:p text:style-name="P7">$inv.total </text:p>
          </table:table-cell>
        </table:table-row>
        <table:table-row table:style-name="Table7.2">
          <table:covered-table-cell/>
          <table:table-cell table:style-name="Table7.B2" office:value-type="string">
            <text:p text:style-name="P2">Payments </text:p>
          </table:table-cell>
          <table:table-cell table:style-name="Table7.C2" office:value-type="string">
            <text:p text:style-name="P7">$inv.payment </text:p>
          </table:table-cell>
        </table:table-row>
        <table:table-row>
          <table:covered-table-cell/>
          <table:table-cell table:style-name="Table7.B2" office:value-type="string">
            <text:p text:style-name="P2">Balance Due </text:p>
          </table:table-cell>
          <table:table-cell table:style-name="Table7.C2" office:value-type="string">
            <text:p text:style-name="P7">$inv.balancedue </text:p>
          </table:table-cell>
        </table:table-row>
        <table:table-row>
          <table:table-cell table:style-name="Table7.C2" table:number-columns-spanned="3" office:value-type="string">
            <text:p text:style-name="Table_20_Contents"><text:text-input text:description=""/><text:text-input text:description="">$inv.adviceTerms</text:text-input></text:p>
          </table:table-cell>
          <table:covered-table-cell/>
          <table:covered-table-cell/>
        </table:table-row>
        <table:table-row>
          <table:table-cell table:style-name="Table7.C2" table:number-columns-spanned="3" office:value-type="string">
            <text:p text:style-name="Table_20_Contents"><text:text-input text:description="">$inv.email</text:text-input></text:p>
          </table:table-cell>
          <table:covered-table-cell/>
          <table:covered-table-cell/>
        </table:table-row>
      </table:table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">$inv.vatNum </text:p>
          </table:table-cell>
          <table:table-cell table:style-name="Table8.A1" office:value-type="string">
            <text:p text:style-name="P2">$inv.sortCode </text:p>
          </table:table-cell>
          <table:table-cell table:style-name="Table8.C1" office:value-type="string">
            <text:p text:style-name="P2">$inv.BankAccountNo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$inv.regestrationAddress</text:p>
          </table:table-cell>
          <table:table-cell table:style-name="Table9.A1" office:value-type="string">
            <text:p text:style-name="Table_20_Contents"><draw:frame draw:style-name="fr2" draw:name="companyImg" text:anchor-type="paragraph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0.2in" draw:dots2="1" draw:dots2-length="0.2in" draw:distance="0.2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7T11:52:23.04</meta:creation-date>
    <dc:date>2011-10-28T15:39:45.62</dc:date>
    <meta:editing-duration>PT02H41M40S</meta:editing-duration>
    <meta:editing-cycles>60</meta:editing-cycles>
    <meta:generator>OpenOffice.org/3.1$Win32 OpenOffice.org_project/310m11$Build-9399</meta:generator>
    <meta:document-statistic meta:table-count="8" meta:image-count="2" meta:object-count="0" meta:page-count="1" meta:paragraph-count="49" meta:word-count="62" meta:character-count="633"/>
  </office:meta>
</office:document-meta>
</file>